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449f" officeooo:paragraph-rsid="000c449f"/>
    </style:style>
    <style:style style:name="P2" style:family="paragraph" style:parent-style-name="Standard">
      <style:paragraph-properties fo:text-align="start" style:justify-single-word="false"/>
      <style:text-properties officeooo:rsid="000c449f" officeooo:paragraph-rsid="000c449f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c449f" officeooo:paragraph-rsid="000c449f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e0efc" officeooo:paragraph-rsid="000e0efc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e4ed6" officeooo:paragraph-rsid="000e4ed6"/>
    </style:style>
    <style:style style:name="P6" style:family="paragraph" style:parent-style-name="Standard">
      <style:paragraph-properties fo:text-align="start" style:justify-single-word="false"/>
      <style:text-properties officeooo:rsid="000e4ed6" officeooo:paragraph-rsid="000e4ed6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0e4ed6" officeooo:paragraph-rsid="000e4ed6"/>
    </style:style>
    <style:style style:name="P8" style:family="paragraph" style:parent-style-name="Standard" style:list-style-name="L5">
      <style:paragraph-properties fo:text-align="start" style:justify-single-word="false"/>
      <style:text-properties officeooo:rsid="000e4ed6" officeooo:paragraph-rsid="000e4ed6"/>
    </style:style>
    <style:style style:name="P9" style:family="paragraph" style:parent-style-name="Standard" style:list-style-name="L4">
      <style:paragraph-properties fo:text-align="start" style:justify-single-word="false"/>
      <style:text-properties officeooo:paragraph-rsid="000c449f"/>
    </style:style>
    <style:style style:name="P10" style:family="paragraph" style:parent-style-name="Standard" style:list-style-name="L8">
      <style:paragraph-properties fo:text-align="start" style:justify-single-word="false"/>
      <style:text-properties officeooo:rsid="000fe01f" officeooo:paragraph-rsid="000fe01f"/>
    </style:style>
    <style:style style:name="P11" style:family="paragraph" style:parent-style-name="Standard">
      <style:paragraph-properties fo:text-align="start" style:justify-single-word="false"/>
      <style:text-properties officeooo:rsid="000fe01f" officeooo:paragraph-rsid="000fe01f"/>
    </style:style>
    <style:style style:name="P12" style:family="paragraph" style:parent-style-name="Standard" style:list-style-name="L9">
      <style:paragraph-properties fo:text-align="start" style:justify-single-word="false"/>
      <style:text-properties officeooo:rsid="000fe01f" officeooo:paragraph-rsid="000fe01f"/>
    </style:style>
    <style:style style:name="P13" style:family="paragraph" style:parent-style-name="Standard" style:list-style-name="L10">
      <style:paragraph-properties fo:text-align="start" style:justify-single-word="false"/>
      <style:text-properties officeooo:rsid="000fe01f" officeooo:paragraph-rsid="000fe01f"/>
    </style:style>
    <style:style style:name="P14" style:family="paragraph" style:parent-style-name="Standard" style:list-style-name="L10">
      <style:paragraph-properties fo:text-align="start" style:justify-single-word="false"/>
      <style:text-properties officeooo:rsid="00114f82" officeooo:paragraph-rsid="00114f82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114f82" officeooo:paragraph-rsid="00114f82"/>
    </style:style>
    <style:style style:name="P16" style:family="paragraph" style:parent-style-name="Standard" style:list-style-name="L3">
      <style:paragraph-properties fo:text-align="start" style:justify-single-word="false"/>
      <style:text-properties officeooo:rsid="00116305" officeooo:paragraph-rsid="00116305"/>
    </style:style>
    <style:style style:name="P17" style:family="paragraph" style:parent-style-name="Standard">
      <style:paragraph-properties fo:text-align="start" style:justify-single-word="false"/>
      <style:text-properties officeooo:rsid="00116305" officeooo:paragraph-rsid="00116305"/>
    </style:style>
    <style:style style:name="P18" style:family="paragraph" style:parent-style-name="Preformatted_20_Text">
      <style:paragraph-properties fo:text-align="start" style:justify-single-word="false"/>
      <style:text-properties officeooo:rsid="000c449f" officeooo:paragraph-rsid="000c449f"/>
    </style:style>
    <style:style style:name="P19" style:family="paragraph" style:parent-style-name="Preformatted_20_Text">
      <style:paragraph-properties fo:text-align="start" style:justify-single-word="false"/>
      <style:text-properties officeooo:rsid="000e4ed6" officeooo:paragraph-rsid="000e4ed6"/>
    </style:style>
    <style:style style:name="P20" style:family="paragraph" style:parent-style-name="Preformatted_20_Text" style:list-style-name="L7">
      <style:paragraph-properties fo:text-align="start" style:justify-single-word="false"/>
      <style:text-properties officeooo:rsid="000e4ed6" officeooo:paragraph-rsid="000e4ed6"/>
    </style:style>
    <style:style style:name="T1" style:family="text">
      <style:text-properties officeooo:rsid="000c449f"/>
    </style:style>
    <style:style style:name="T2" style:family="text">
      <style:text-properties officeooo:rsid="000e4e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instorming</text:p>
      <text:p text:style-name="P1"/>
      <text:p text:style-name="P2">Thread local storage overview:</text:p>
      <text:list xml:id="list2418263696" text:style-name="L1">
        <text:list-item>
          <text:p text:style-name="P3">Give threads their own memory so that program bugs with synchronization don’t cause problems</text:p>
        </text:list-item>
        <text:list-item>
          <text:p text:style-name="P4">Example: if there are two threads that each do error handling, if they both set errno to their own value, one will overwrite the other.</text:p>
        </text:list-item>
        <text:list-item>
          <text:p text:style-name="P4">In general, when threads share a global vai</text:p>
        </text:list-item>
      </text:list>
      <text:p text:style-name="P2"/>
      <text:p text:style-name="P18">int tls_create(unsigned int siz<text:span text:style-name="T2">e)</text:span></text:p>
      <text:p text:style-name="P18"/>
      <text:list xml:id="list265343970" text:style-name="L4">
        <text:list-item>
          <text:p text:style-name="P9"><text:span text:style-name="T1">Create a local storage area for the currently executing thread that holds at least size bytes</text:span></text:p>
        </text:list-item>
      </text:list>
      <text:list xml:id="list2137711115" text:style-name="L2">
        <text:list-item>
          <text:p text:style-name="P5">return 0 on success, -1 on failure</text:p>
        </text:list-item>
      </text:list>
      <text:p text:style-name="P6"/>
      <text:p text:style-name="P19">int tls_write(unsigned int offset, unsigned int length, char *buffer)</text:p>
      <text:p text:style-name="P19"/>
      <text:list xml:id="list3790047111" text:style-name="L7">
        <text:list-item>
          <text:p text:style-name="P20">Read length bytes from buffer and write them to the location specified by the offset</text:p>
        </text:list-item>
        <text:list-item>
          <text:p text:style-name="P20">ERROR when trying to write more data than the LSA can hold</text:p>
        </text:list-item>
        <text:list-item>
          <text:p text:style-name="P20">ERROR when current thread has no LSA</text:p>
        </text:list-item>
        <text:list-item>
          <text:p text:style-name="P20"/>
        </text:list-item>
      </text:list>
      <text:p text:style-name="P6"/>
      <text:p text:style-name="P6"/>
      <text:p text:style-name="P6"/>
      <text:p text:style-name="P19">int tls_read(unsigned int offset, unsigned int length, char *buffer)</text:p>
      <text:p text:style-name="P19"/>
      <text:list xml:id="list4206094693" text:style-name="L5">
        <text:list-item>
          <text:p text:style-name="P8">Reads length bytes from storage area starting at offset and writes them to buffer</text:p>
        </text:list-item>
        <text:list-item>
          <text:p text:style-name="P8">ERROR if trying to read past LSA</text:p>
        </text:list-item>
        <text:list-item>
          <text:p text:style-name="P8">ERROR if thread has no LSA</text:p>
        </text:list-item>
      </text:list>
      <text:p text:style-name="P6"/>
      <text:p text:style-name="P19">int tls_destroy()</text:p>
      <text:list xml:id="list1739363203" text:style-name="L8">
        <text:list-item>
          <text:p text:style-name="P10">Free previously allocated storage area</text:p>
        </text:list-item>
      </text:list>
      <text:p text:style-name="P11"/>
      <text:p text:style-name="P11"/>
      <text:p text:style-name="P19">int tls_clone(pthread_t tid)</text:p>
      <text:list xml:id="list1392548949" text:style-name="L9">
        <text:list-item>
          <text:p text:style-name="P12">initially, the storage area for the calling thread just points to the same storage area as tid.</text:p>
        </text:list-item>
        <text:list-item>
          <text:p text:style-name="P12">When new struff is written, it gets its own memory</text:p>
        </text:list-item>
        <text:list-item>
          <text:p text:style-name="P12">The shared locations that have not been modified since the clone are still shared (copy-on-write)</text:p>
        </text:list-item>
        <text:list-item>
          <text:p text:style-name="P12">ERROR when target thread does not have LSA </text:p>
        </text:list-item>
        <text:list-item>
          <text:p text:style-name="P12">ERROR when calling thread already has LSA </text:p>
        </text:list-item>
      </text:list>
      <text:p text:style-name="P11"/>
      <text:p text:style-name="P11"/>
      <text:p text:style-name="P11">More notes from Project page</text:p>
      <text:list xml:id="list1171131302" text:style-name="L10">
        <text:list-item>
          <text:p text:style-name="P13">If a thread attempts to read from or write to a LSA (including itself), it is terminated with pthread_exit()</text:p>
        </text:list-item>
        <text:list-item>
          <text:p text:style-name="P14">If thread A is in the middle of executing a read or write, you can temporarily unprotect its local storage area. So a thread B that interrupts it is allowed to read from the now-unprotected storage. </text:p>
        </text:list-item>
        <text:list-item>
          <text:p text:style-name="P14">Use library routine getpagesize() to get the number of bytes in a page.</text:p>
        </text:list-item>
        <text:list-item>
          <text:p text:style-name="P14">Writing to shared memory means make new copy of entire PAGE, not bytes that were changed</text:p>
        </text:list-item>
      </text:list>
      <text:p text:style-name="P6"/>
      <text:p text:style-name="P6"><text:soft-page-break/>Implementation notes:</text:p>
      <text:list xml:id="list806472500" text:style-name="L3">
        <text:list-item>
          <text:p text:style-name="P7">Going to need to call pthread_self() to get the id of the calling thread. Make sure that when creating local storage, there doesn’t already exist one for that thread</text:p>
        </text:list-item>
        <text:list-item>
          <text:p text:style-name="P15">Use mmap to create a local storage that cannot be directly accessed by a thread</text:p>
          <text:list>
            <text:list-item>
              <text:p text:style-name="P15">Paged-aligned</text:p>
            </text:list-item>
            <text:list-item>
              <text:p text:style-name="P15">allocates memory in multiples of page size</text:p>
            </text:list-item>
            <text:list-item>
              <text:p text:style-name="P15">Create pages with no read/write permissions</text:p>
            </text:list-item>
          </text:list>
        </text:list-item>
        <text:list-item>
          <text:p text:style-name="P16">Use mprotect to unprotect memory regions, and later reinstate protections</text:p>
          <text:list>
            <text:list-item>
              <text:p text:style-name="P16">use in tls_read, tls_write</text:p>
            </text:list-item>
            <text:list-item>
              <text:p text:style-name="P16">page-level</text:p>
            </text:list-item>
          </text:list>
        </text:list-item>
        <text:list-item>
          <text:p text:style-name="P16">Create signal handler for SIGSEGV</text:p>
          <text:list>
            <text:list-item>
              <text:p text:style-name="P16">distinguish between segfault for our TLS or segfault for other protected memory (exit())</text:p>
            </text:list-item>
          </text:list>
        </text:list-item>
      </text:list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9:13:37.077434373</meta:creation-date>
    <dc:date>2019-05-22T10:21:08.011466487</dc:date>
    <meta:editing-duration>PT5M50S</meta:editing-duration>
    <meta:editing-cycles>1</meta:editing-cycles>
    <meta:document-statistic meta:table-count="0" meta:image-count="0" meta:object-count="0" meta:page-count="2" meta:paragraph-count="41" meta:word-count="439" meta:character-count="2456" meta:non-whitespace-character-count="2086"/>
    <meta:generator>LibreOffice/6.0.7.3.0$Linux_X86_64 LibreOffice_project/00$Build-3</meta:generator>
  </office:meta>
</office:document-meta>
</file>